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500000226B16F62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4.25cm" fo:min-width="18.3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758cm" svg:height="14.551cm" svg:x="0.142cm" svg:y="0.149cm">
          <draw:image xlink:href="Pictures/10000201000002C500000226B16F6256.png" xlink:type="simple" xlink:show="embed" xlink:actuate="onLoad">
            <text:p/>
          </draw:image>
        </draw:frame>
        <draw:custom-shape draw:style-name="gr2" draw:text-style-name="P1" draw:layer="layout" svg:width="18.9cm" svg:height="14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1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3:14:19.099822440</meta:creation-date>
    <dc:date>2018-04-28T13:16:10.934462708</dc:date>
    <dc:creator>dario </dc:creator>
    <meta:editing-duration>PT1M51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